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Leon Rietscher</text:span></text:p>
      <text:p text:style-name="P3"><text:tab/><text:tab/></text:p>
      <text:p text:style-name="P2"><text:span text:style-name="Highlighted_20_with_20_gray_20_Char"><text:span text:style-name="T4">Dolor rem voluptates quae illo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7604c181-97fb-4645-8669-4102fa9eea75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203aa5a9-b672-426c-9a1f-3086997f5db0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b9f460e-710f-4ed1-843b-42ce79397a79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maryln@padberg-considine.biz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